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199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1.27cm" svg:x="12.557cm" svg:y="14.208cm">
          <text:p text:style-name="P1">CurrentSta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99cm" svg:height="1.27cm" svg:x="12.557cm" svg:y="14.208cm">
          <text:p text:style-name="P1">CurrentStats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699cm" svg:height="1.27cm" svg:x="-3.318cm" svg:y="9.239cm">
          <text:p text:style-name="P1">LeveledSta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.699cm" svg:height="1.27cm" svg:x="14.589cm" svg:y="6.08cm">
          <text:p text:style-name="P1">CurrentBuffs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699cm" svg:height="1.27cm" svg:x="1cm" svg:y="6.064cm">
          <text:p text:style-name="P1">ArmoredStats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699cm" svg:height="1.27cm" svg:x="12.938cm" svg:y="3.286cm">
          <text:p text:style-name="P1">AppliedStats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699cm" svg:height="1.27cm" svg:x="3.921cm" svg:y="3.286cm">
          <text:p text:style-name="P1">ArmorAndBuffSta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699cm" svg:height="1.27cm" svg:x="8.493cm" svg:y="1cm">
          <text:p text:style-name="P1">CurrentStat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842cm" svg:y1="2.27cm" svg:x2="8.62cm" svg:y2="3.921cm" draw:start-shape="id1" draw:start-glue-point="2" draw:end-shape="id2" draw:end-glue-point="1" svg:d="M10842 2270v1651h-2222" svg:viewBox="0 0 2223 1652">
          <text:p/>
        </draw:connector>
        <draw:connector draw:style-name="gr2" draw:text-style-name="P3" draw:layer="layout" svg:x1="10.842cm" svg:y1="2.27cm" svg:x2="12.938cm" svg:y2="3.921cm" draw:start-shape="id1" draw:start-glue-point="2" draw:end-shape="id3" draw:end-glue-point="3" svg:d="M10842 2270v1651h2096" svg:viewBox="0 0 2097 1652">
          <text:p/>
        </draw:connector>
        <draw:connector draw:style-name="gr2" draw:text-style-name="P3" draw:layer="layout" svg:x1="6.27cm" svg:y1="4.556cm" svg:x2="5.699cm" svg:y2="6.699cm" draw:start-shape="id2" draw:start-glue-point="2" draw:end-shape="id4" draw:end-glue-point="1" svg:d="M6270 4556v2143h-571" svg:viewBox="0 0 572 2144">
          <text:p/>
        </draw:connector>
        <draw:connector draw:style-name="gr2" draw:text-style-name="P3" draw:layer="layout" svg:x1="6.27cm" svg:y1="4.556cm" svg:x2="14.589cm" svg:y2="6.715cm" draw:start-shape="id2" draw:start-glue-point="2" draw:end-shape="id5" draw:end-glue-point="3" svg:d="M6270 4556v2159h8319" svg:viewBox="0 0 8320 2160">
          <text:p/>
        </draw:connector>
        <draw:custom-shape draw:style-name="gr1" draw:text-style-name="P2" draw:layer="layout" svg:width="4.699cm" svg:height="1.27cm" svg:x="12.557cm" svg:y="14.208cm">
          <text:p text:style-name="P1">CurrentSta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99cm" svg:height="1.27cm" svg:x="25.511cm" svg:y="9.409cm">
          <text:p text:style-name="P1">CurrentSta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4.699cm" svg:height="1.27cm" svg:x="18.526cm" svg:y="9.412cm">
          <text:p text:style-name="P1">CurrentConsumables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699cm" svg:height="1.27cm" svg:x="10.906cm" svg:y="9.439cm">
          <text:p text:style-name="P1">AppliedBuffs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699cm" svg:height="1.27cm" svg:x="5.953cm" svg:y="11.779cm">
          <text:p text:style-name="P1">StatGain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699cm" svg:height="1.27cm" svg:x="0cm" svg:y="11.779cm">
          <text:p text:style-name="P1">Level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699cm" svg:height="1.27cm" svg:x="-7.382cm" svg:y="11.779cm">
          <text:p text:style-name="P1">BaseStats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699cm" svg:height="1.27cm" svg:x="4.683cm" svg:y="9.239cm">
          <text:p text:style-name="P1">CurrentEquiptment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349cm" svg:y1="7.334cm" svg:x2="1.381cm" svg:y2="9.874cm" draw:start-shape="id4" draw:start-glue-point="2" draw:end-shape="id6" draw:end-glue-point="1" svg:d="M3349 7334v2540h-1968" svg:viewBox="0 0 1969 2541">
          <text:p/>
        </draw:connector>
        <draw:connector draw:style-name="gr2" draw:text-style-name="P3" draw:layer="layout" svg:x1="3.349cm" svg:y1="7.334cm" svg:x2="4.683cm" svg:y2="9.874cm" draw:start-shape="id4" draw:start-glue-point="2" draw:end-shape="id7" draw:end-glue-point="3" svg:d="M3349 7334v2540h1334" svg:viewBox="0 0 1335 2541">
          <text:p/>
        </draw:connector>
        <draw:connector draw:style-name="gr2" draw:text-style-name="P3" draw:layer="layout" svg:x1="-0.969cm" svg:y1="10.509cm" svg:x2="0cm" svg:y2="12.414cm" draw:start-shape="id6" draw:start-glue-point="2" draw:end-shape="id8" draw:end-glue-point="3" svg:d="M-969 10509v1905h969" svg:viewBox="0 0 970 1906">
          <text:p/>
        </draw:connector>
        <draw:connector draw:style-name="gr2" draw:text-style-name="P3" draw:layer="layout" svg:x1="-0.969cm" svg:y1="10.509cm" svg:x2="-2.683cm" svg:y2="12.414cm" draw:start-shape="id6" draw:start-glue-point="2" draw:end-shape="id9" draw:end-glue-point="1" svg:d="M-969 10509v1905h-1714" svg:viewBox="0 0 1715 1906">
          <text:p/>
        </draw:connector>
        <draw:connector draw:style-name="gr2" draw:text-style-name="P3" draw:layer="layout" svg:x1="7.032cm" svg:y1="10.509cm" svg:x2="8.302cm" svg:y2="11.779cm" draw:start-shape="id7" draw:start-glue-point="2" draw:end-shape="id10" draw:end-glue-point="0" svg:d="M7032 10509v635h1270v635" svg:viewBox="0 0 1271 1271">
          <text:p/>
        </draw:connector>
        <draw:connector draw:style-name="gr2" draw:text-style-name="P3" draw:layer="layout" svg:x1="16.938cm" svg:y1="7.35cm" svg:x2="13.255cm" svg:y2="9.439cm" draw:start-shape="id5" draw:start-glue-point="2" draw:end-shape="id11" draw:end-glue-point="0" svg:d="M16938 7350v1045h-3683v1044" svg:viewBox="0 0 3684 2090">
          <text:p/>
        </draw:connector>
        <draw:connector draw:style-name="gr2" draw:text-style-name="P3" draw:layer="layout" svg:x1="16.938cm" svg:y1="7.35cm" svg:x2="20.875cm" svg:y2="9.412cm" draw:start-shape="id5" draw:start-glue-point="2" draw:end-shape="id12" draw:end-glue-point="0" svg:d="M16938 7350v1031h3937v1031" svg:viewBox="0 0 3938 206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5.2$Windows_X86_64 LibreOffice_project/dd0751754f11728f69b42ee2af66670068624673</meta:generator>
    <dc:date>2020-07-09T15:38:45.146000000</dc:date>
    <meta:editing-duration>PT1H30M55S</meta:editing-duration>
    <meta:editing-cycles>7</meta:editing-cycles>
    <meta:document-statistic meta:object-count="27"/>
  </office:meta>
</office:document-meta>
</file>